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2f177" officeooo:paragraph-rsid="0012f177" style:font-weight-asian="bold" style:font-weight-complex="bold"/>
    </style:style>
    <style:style style:name="P2" style:family="paragraph" style:parent-style-name="Standard">
      <style:text-properties fo:font-weight="bold" officeooo:rsid="0013dc8c" officeooo:paragraph-rsid="0013dc8c" style:font-weight-asian="bold" style:font-weight-complex="bold"/>
    </style:style>
    <style:style style:name="P3" style:family="paragraph" style:parent-style-name="Standard">
      <style:text-properties fo:font-weight="normal" officeooo:rsid="0012f177" officeooo:paragraph-rsid="0012f177" style:font-weight-asian="normal" style:font-weight-complex="normal"/>
    </style:style>
    <style:style style:name="P4" style:family="paragraph" style:parent-style-name="Standard">
      <style:text-properties fo:font-weight="normal" officeooo:rsid="0013dc8c" officeooo:paragraph-rsid="0013dc8c" style:font-weight-asian="normal" style:font-weight-complex="normal"/>
    </style:style>
    <style:style style:name="P5" style:family="paragraph" style:parent-style-name="Text_20_body">
      <style:text-properties fo:font-weight="bold" officeooo:rsid="0014a306" officeooo:paragraph-rsid="0014a306" style:font-weight-asian="bold" style:font-weight-complex="bold"/>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1">
      <style:text-properties fo:font-weight="normal" officeooo:paragraph-rsid="0012f177" style:font-weight-asian="normal" style:font-weight-complex="normal"/>
    </style:style>
    <style:style style:name="P8" style:family="paragraph" style:parent-style-name="Standard" style:list-style-name="L1">
      <style:text-properties fo:font-weight="normal" officeooo:paragraph-rsid="00175b6e" style:font-weight-asian="normal" style:font-weight-complex="normal"/>
    </style:style>
    <style:style style:name="P9" style:family="paragraph" style:parent-style-name="Standard" style:list-style-name="L2">
      <style:text-properties fo:font-weight="normal" officeooo:rsid="0012f177" officeooo:paragraph-rsid="0013dc8c" style:font-weight-asian="normal" style:font-weight-complex="normal"/>
    </style:style>
    <style:style style:name="P10" style:family="paragraph" style:parent-style-name="Standard" style:list-style-name="L2">
      <style:text-properties fo:font-weight="normal" officeooo:rsid="0012f177" officeooo:paragraph-rsid="0012f177" style:font-weight-asian="normal" style:font-weight-complex="normal"/>
    </style:style>
    <style:style style:name="P11" style:family="paragraph" style:parent-style-name="Standard">
      <style:text-properties fo:font-weight="normal" officeooo:rsid="0012f177" officeooo:paragraph-rsid="00175b6e" style:font-weight-asian="normal" style:font-weight-complex="normal"/>
    </style:style>
    <style:style style:name="P12" style:family="paragraph" style:parent-style-name="Standard" style:list-style-name="L4">
      <style:text-properties fo:font-weight="normal" officeooo:rsid="0013dc8c" officeooo:paragraph-rsid="0013dc8c" style:font-weight-asian="normal" style:font-weight-complex="normal"/>
    </style:style>
    <style:style style:name="P13" style:family="paragraph" style:parent-style-name="Standard">
      <style:text-properties fo:font-weight="normal" officeooo:rsid="0014ed3a" officeooo:paragraph-rsid="0014ed3a" style:font-weight-asian="normal" style:font-weight-complex="normal"/>
    </style:style>
    <style:style style:name="P14" style:family="paragraph" style:parent-style-name="Standard">
      <style:text-properties fo:font-weight="normal" officeooo:rsid="0014ed3a" officeooo:paragraph-rsid="00175b6e" style:font-weight-asian="normal" style:font-weight-complex="normal"/>
    </style:style>
    <style:style style:name="P15" style:family="paragraph" style:parent-style-name="Standard" style:list-style-name="L11">
      <style:text-properties fo:font-weight="normal" officeooo:rsid="00175b6e" officeooo:paragraph-rsid="00175b6e" style:font-weight-asian="normal" style:font-weight-complex="normal"/>
    </style:style>
    <style:style style:name="P16" style:family="paragraph" style:parent-style-name="Standard" style:list-style-name="L3">
      <style:text-properties officeooo:paragraph-rsid="0013dc8c"/>
    </style:style>
    <style:style style:name="P17" style:family="paragraph" style:parent-style-name="Standard">
      <style:text-properties fo:font-weight="bold" officeooo:rsid="0014af23" officeooo:paragraph-rsid="0014af23" style:font-weight-asian="bold" style:font-weight-complex="bold"/>
    </style:style>
    <style:style style:name="P18" style:family="paragraph" style:parent-style-name="Standard">
      <style:text-properties fo:font-weight="bold" officeooo:rsid="0012f177" officeooo:paragraph-rsid="00175b6e" style:font-weight-asian="bold" style:font-weight-complex="bold"/>
    </style:style>
    <style:style style:name="P19" style:family="paragraph" style:parent-style-name="Standard">
      <style:text-properties fo:font-weight="bold" officeooo:rsid="0013dc8c" officeooo:paragraph-rsid="00175b6e" style:font-weight-asian="bold" style:font-weight-complex="bold"/>
    </style:style>
    <style:style style:name="P20" style:family="paragraph" style:parent-style-name="Standard">
      <style:text-properties style:font-name="Liberation Serif" officeooo:paragraph-rsid="0014af23"/>
    </style:style>
    <style:style style:name="P21" style:family="paragraph" style:parent-style-name="Standard" style:list-style-name="L6">
      <style:text-properties fo:font-size="12pt" officeooo:paragraph-rsid="0014ed3a" style:font-size-asian="12pt" style:font-size-complex="12pt"/>
    </style:style>
    <style:style style:name="P22" style:family="paragraph" style:parent-style-name="Standard" style:list-style-name="L16">
      <style:text-properties fo:font-size="12pt" fo:font-weight="normal" officeooo:rsid="0018f06e" officeooo:paragraph-rsid="0018f06e" style:font-size-asian="12pt" style:font-weight-asian="normal" style:font-size-complex="12pt" style:font-weight-complex="normal"/>
    </style:style>
    <style:style style:name="P23" style:family="paragraph" style:parent-style-name="Standard">
      <style:text-properties fo:font-size="12pt" fo:font-weight="normal" officeooo:rsid="0018f06e" officeooo:paragraph-rsid="0018f06e" style:font-size-asian="12pt" style:font-weight-asian="normal" style:font-size-complex="12pt" style:font-weight-complex="normal"/>
    </style:style>
    <style:style style:name="P24" style:family="paragraph" style:parent-style-name="Standard" style:list-style-name="L17">
      <style:text-properties fo:font-size="12pt" fo:font-weight="normal" officeooo:rsid="0018f06e" officeooo:paragraph-rsid="0018f06e" style:font-size-asian="12pt" style:font-weight-asian="normal" style:font-size-complex="12pt" style:font-weight-complex="normal"/>
    </style:style>
    <style:style style:name="P25" style:family="paragraph" style:parent-style-name="Standard">
      <style:text-properties fo:font-size="12pt" fo:font-weight="bold" officeooo:rsid="0018f06e" officeooo:paragraph-rsid="0018f06e" style:font-size-asian="12pt" style:font-weight-asian="bold" style:font-size-complex="12pt" style:font-weight-complex="bold"/>
    </style:style>
    <style:style style:name="P26" style:family="paragraph" style:parent-style-name="Standard">
      <style:text-properties officeooo:paragraph-rsid="0014ed3a"/>
    </style:style>
    <style:style style:name="P27" style:family="paragraph" style:parent-style-name="Standard">
      <style:text-properties fo:font-size="16pt" fo:font-weight="bold" officeooo:paragraph-rsid="0014ed3a" style:font-size-asian="16pt" style:font-weight-asian="bold" style:font-size-complex="16pt" style:font-weight-complex="bold"/>
    </style:style>
    <style:style style:name="P28" style:family="paragraph" style:parent-style-name="Text_20_body" style:list-style-name="L5">
      <style:text-properties fo:font-weight="normal" officeooo:rsid="0013dc8c" officeooo:paragraph-rsid="0014a306" style:font-weight-asian="normal" style:font-weight-complex="normal"/>
    </style:style>
    <style:style style:name="P29" style:family="paragraph" style:parent-style-name="Text_20_body" style:list-style-name="L14">
      <style:text-properties fo:font-weight="normal" officeooo:rsid="0013dc8c" officeooo:paragraph-rsid="00175b6e" style:font-weight-asian="normal" style:font-weight-complex="normal"/>
    </style:style>
    <style:style style:name="P30" style:family="paragraph" style:parent-style-name="Text_20_body" style:list-style-name="L7">
      <style:text-properties fo:font-weight="normal" officeooo:paragraph-rsid="001690ca" style:font-weight-asian="normal" style:font-weight-complex="normal"/>
    </style:style>
    <style:style style:name="P31" style:family="paragraph" style:parent-style-name="Text_20_body" style:list-style-name="L7">
      <style:text-properties fo:font-weight="normal" officeooo:rsid="001690ca" officeooo:paragraph-rsid="001690ca" style:font-weight-asian="normal" style:font-weight-complex="normal"/>
    </style:style>
    <style:style style:name="P32" style:family="paragraph" style:parent-style-name="Text_20_body" style:list-style-name="L6">
      <style:text-properties officeooo:paragraph-rsid="0014ed3a"/>
    </style:style>
    <style:style style:name="P33" style:family="paragraph" style:parent-style-name="Text_20_body" style:list-style-name="L6">
      <style:text-properties fo:font-style="normal" fo:font-weight="normal" officeooo:rsid="0014a306" officeooo:paragraph-rsid="0014ed3a" style:font-style-asian="normal" style:font-weight-asian="normal" style:font-style-complex="normal" style:font-weight-complex="normal"/>
    </style:style>
    <style:style style:name="P34" style:family="paragraph" style:parent-style-name="Text_20_body" style:list-style-name="L7">
      <style:text-properties fo:font-style="normal" fo:font-weight="normal" officeooo:rsid="001690ca" officeooo:paragraph-rsid="001690ca" style:font-style-asian="normal" style:font-weight-asian="normal" style:font-style-complex="normal" style:font-weight-complex="normal"/>
    </style:style>
    <style:style style:name="P35" style:family="paragraph" style:parent-style-name="Text_20_body">
      <style:text-properties fo:font-style="normal" fo:font-weight="bold" officeooo:rsid="0014ed3a" officeooo:paragraph-rsid="0014ed3a" style:font-style-asian="normal" style:font-weight-asian="bold" style:font-style-complex="normal" style:font-weight-complex="bold"/>
    </style:style>
    <style:style style:name="P36" style:family="paragraph" style:parent-style-name="Text_20_body" style:list-style-name="L7">
      <style:text-properties fo:font-weight="bold" officeooo:rsid="001690ca" officeooo:paragraph-rsid="001690ca" style:font-weight-asian="bold" style:font-weight-complex="bold"/>
    </style:style>
    <style:style style:name="P37" style:family="paragraph" style:parent-style-name="Text_20_body">
      <style:text-properties fo:font-weight="bold" officeooo:rsid="0014a306" officeooo:paragraph-rsid="00175b6e" style:font-weight-asian="bold" style:font-weight-complex="bold"/>
    </style:style>
    <style:style style:name="P38" style:family="paragraph" style:parent-style-name="Text_20_body" style:list-style-name="L6">
      <style:text-properties fo:font-size="12pt" officeooo:paragraph-rsid="0014ed3a" style:font-size-asian="12pt" style:font-size-complex="12pt"/>
    </style:style>
    <style:style style:name="P39" style:family="paragraph" style:parent-style-name="Text_20_body" style:list-style-name="L6">
      <style:text-properties fo:font-size="12pt" fo:font-weight="bold" officeooo:paragraph-rsid="0014ed3a" style:font-size-asian="12pt" style:font-weight-asian="bold" style:font-size-complex="12pt" style:font-weight-complex="bold"/>
    </style:style>
    <style:style style:name="P40" style:family="paragraph" style:parent-style-name="Text_20_body" style:list-style-name="L6">
      <style:text-properties fo:font-size="12pt" officeooo:paragraph-rsid="0014ed3a" style:font-name-asian="Liberation Serif1" style:font-size-asian="12pt" style:font-name-complex="Liberation Serif1" style:font-size-complex="12pt"/>
    </style:style>
    <style:style style:name="P41" style:family="paragraph" style:parent-style-name="Text_20_body" style:list-style-name="L6">
      <style:paragraph-properties fo:margin-top="0cm" fo:margin-bottom="0.247cm" style:contextual-spacing="false"/>
      <style:text-properties fo:font-size="12pt" fo:font-style="normal" fo:font-weight="normal" officeooo:rsid="0014a306" officeooo:paragraph-rsid="0014ed3a" style:font-size-asian="12pt" style:font-style-asian="normal" style:font-weight-asian="normal" style:font-size-complex="12pt" style:font-style-complex="normal" style:font-weight-complex="normal"/>
    </style:style>
    <style:style style:name="P42" style:family="paragraph" style:parent-style-name="Text_20_body" style:list-style-name="L8">
      <style:paragraph-properties fo:margin-top="0cm" fo:margin-bottom="0.247cm" style:contextual-spacing="false"/>
      <style:text-properties fo:font-size="12pt" fo:font-style="normal" fo:font-weight="normal" officeooo:rsid="0014a306" officeooo:paragraph-rsid="001703b1" style:font-size-asian="12pt" style:font-style-asian="normal" style:font-weight-asian="normal" style:font-size-complex="12pt" style:font-style-complex="normal" style:font-weight-complex="normal"/>
    </style:style>
    <style:style style:name="P43" style:family="paragraph" style:parent-style-name="Text_20_body" style:list-style-name="L15">
      <style:paragraph-properties fo:margin-top="0cm" fo:margin-bottom="0.247cm" style:contextual-spacing="false"/>
      <style:text-properties fo:font-size="12pt" fo:font-style="normal" fo:font-weight="normal" officeooo:rsid="0014a306" officeooo:paragraph-rsid="00175b6e"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247cm" style:contextual-spacing="false"/>
      <style:text-properties fo:font-size="12pt" fo:font-style="normal" fo:font-weight="normal" officeooo:rsid="001703b1" officeooo:paragraph-rsid="001703b1" style:font-size-asian="12pt" style:font-style-asian="normal" style:font-weight-asian="normal" style:font-size-complex="12pt" style:font-style-complex="normal" style:font-weight-complex="normal"/>
    </style:style>
    <style:style style:name="P45" style:family="paragraph" style:parent-style-name="Text_20_body" style:list-style-name="L10">
      <style:paragraph-properties fo:margin-top="0cm" fo:margin-bottom="0.247cm" style:contextual-spacing="false"/>
      <style:text-properties fo:font-size="12pt" fo:font-style="normal" fo:font-weight="normal" officeooo:rsid="001703b1" officeooo:paragraph-rsid="001703b1"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247cm" style:contextual-spacing="false"/>
      <style:text-properties fo:font-size="12pt" fo:font-style="normal" fo:font-weight="bold" officeooo:rsid="0014a306" officeooo:paragraph-rsid="0014ed3a" style:font-size-asian="12pt" style:font-style-asian="normal" style:font-weight-asian="bold" style:font-size-complex="12pt" style:font-style-complex="normal" style:font-weight-complex="bold"/>
    </style:style>
    <style:style style:name="P47" style:family="paragraph" style:parent-style-name="Text_20_body">
      <style:paragraph-properties fo:margin-top="0cm" fo:margin-bottom="0.247cm" style:contextual-spacing="false"/>
      <style:text-properties fo:font-size="12pt" fo:font-style="normal" fo:font-weight="bold" officeooo:rsid="001703b1" officeooo:paragraph-rsid="001703b1" style:font-size-asian="12pt" style:font-style-asian="normal" style:font-weight-asian="bold" style:font-size-complex="12pt" style:font-style-complex="normal" style:font-weight-complex="bold"/>
    </style:style>
    <style:style style:name="P48" style:family="paragraph" style:parent-style-name="Text_20_body">
      <style:paragraph-properties fo:margin-top="0cm" fo:margin-bottom="0.247cm" style:contextual-spacing="false"/>
      <style:text-properties fo:font-size="12pt" fo:font-style="normal" fo:font-weight="bold" officeooo:rsid="00175b6e" officeooo:paragraph-rsid="00175b6e" style:font-size-asian="12pt" style:font-style-asian="normal" style:font-weight-asian="bold" style:font-size-complex="12pt" style:font-style-complex="normal" style:font-weight-complex="bold"/>
    </style:style>
    <style:style style:name="P49" style:family="paragraph" style:parent-style-name="Text_20_body" style:list-style-name="L6">
      <style:paragraph-properties fo:background-color="transparent">
        <style:background-image/>
      </style:paragraph-properties>
      <style:text-properties fo:font-size="12pt" officeooo:paragraph-rsid="0014ed3a" style:font-size-asian="12pt" style:font-size-complex="12pt"/>
    </style:style>
    <style:style style:name="P50" style:family="paragraph" style:parent-style-name="Table_20_Contents">
      <style:text-properties fo:font-size="12pt" style:font-size-asian="12pt" style:font-size-complex="12pt"/>
    </style:style>
    <style:style style:name="P51" style:family="paragraph" style:parent-style-name="Table_20_Contents">
      <style:text-properties fo:font-size="12pt" officeooo:rsid="0018f06e" officeooo:paragraph-rsid="0018f06e" style:font-size-asian="12pt" style:font-size-complex="12pt"/>
    </style:style>
    <style:style style:name="P52" style:family="paragraph" style:parent-style-name="Table_20_Contents">
      <style:text-properties fo:font-size="12pt" officeooo:rsid="0018f06e" officeooo:paragraph-rsid="0019fc0e" style:font-size-asian="12pt" style:font-size-complex="12pt"/>
    </style:style>
    <style:style style:name="P53" style:family="paragraph" style:parent-style-name="Table_20_Contents">
      <style:text-properties fo:font-size="12pt" officeooo:rsid="0019fc0e" officeooo:paragraph-rsid="0019fc0e" style:font-size-asian="12pt" style:font-size-complex="12pt"/>
    </style:style>
    <style:style style:name="T1" style:family="text">
      <style:text-properties officeooo:rsid="0012f177"/>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4af23" style:font-weight-asian="bold" style:font-weight-complex="bold"/>
    </style:style>
    <style:style style:name="T5" style:family="text">
      <style:text-properties fo:font-weight="bold" officeooo:rsid="0012f177" style:font-weight-asian="bold" style:font-weight-complex="bold"/>
    </style:style>
    <style:style style:name="T6" style:family="text">
      <style:text-properties fo:font-weight="bold" officeooo:rsid="0014ed3a" style:font-weight-asian="bold" style:font-weight-complex="bold"/>
    </style:style>
    <style:style style:name="T7" style:family="text">
      <style:text-properties fo:font-weight="bold" officeooo:rsid="00175b6e" style:font-weight-asian="bold" style:font-weight-complex="bold"/>
    </style:style>
    <style:style style:name="T8" style:family="text">
      <style:text-properties fo:font-weight="normal" officeooo:rsid="0013dc8c" style:font-weight-asian="normal" style:font-weight-complex="normal"/>
    </style:style>
    <style:style style:name="T9" style:family="text">
      <style:text-properties fo:font-weight="normal" officeooo:rsid="0014af23" style:font-weight-asian="normal" style:font-weight-complex="normal"/>
    </style:style>
    <style:style style:name="T10" style:family="text">
      <style:text-properties officeooo:rsid="0014a306"/>
    </style:style>
    <style:style style:name="T11" style:family="text">
      <style:text-properties officeooo:rsid="0014af23"/>
    </style:style>
    <style:style style:name="T12" style:family="text">
      <style:text-properties fo:color="#000000" style:font-name="Liberation Serif"/>
    </style:style>
    <style:style style:name="T13" style:family="text">
      <style:text-properties fo:color="#000000" style:font-name="Liberation Serif" officeooo:rsid="0014ed3a"/>
    </style:style>
    <style:style style:name="T14" style:family="text">
      <style:text-properties officeooo:rsid="0014ed3a"/>
    </style:style>
    <style:style style:name="T15" style:family="text">
      <style:text-properties style:font-name-asian="Liberation Serif1" style:font-name-complex="Liberation Serif1"/>
    </style:style>
    <style:style style:name="T16" style:family="text">
      <style:text-properties fo:font-style="normal" style:font-style-asian="normal" style:font-style-complex="normal"/>
    </style:style>
    <style:style style:name="T17" style:family="text">
      <style:text-properties fo:font-style="normal" officeooo:rsid="001690ca" style:font-style-asian="normal" style:font-style-complex="normal"/>
    </style:style>
    <style:style style:name="T18" style:family="text">
      <style:text-properties fo:font-size="16pt" fo:font-weight="bold" style:font-size-asian="16pt" style:font-weight-asian="bold" style:font-size-complex="16pt" style:font-weight-complex="bold"/>
    </style:style>
    <style:style style:name="T19" style:family="text">
      <style:text-properties officeooo:rsid="001703b1"/>
    </style:style>
    <style:style style:name="T20" style:family="text">
      <style:text-properties officeooo:rsid="00175b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4">IPC MECHANISM PROJECT</text:span></text:p>
      <text:p text:style-name="Standard"/>
      <text:p text:style-name="P17">Object<text:span text:style-name="T14">ive </text:span>of the project</text:p>
      <text:p text:style-name="Standard"><text:span text:style-name="T4"><text:tab/></text:span><text:span text:style-name="T12">To send </text:span><text:span text:style-name="T13">the file from one process to another process</text:span><text:span text:style-name="T12"> by using various </text:span><text:span text:style-name="T13">IPC</text:span><text:span text:style-name="T12"> mechanis</text:span><text:span text:style-name="T13">ms.</text:span></text:p>
      <text:p text:style-name="P20"><text:span text:style-name="T9"><text:s/></text:span></text:p>
      <text:p text:style-name="P27"><text:span text:style-name="T14">Design</text:span></text:p>
      <text:p text:style-name="P26"><text:span text:style-name="T5"><text:tab/><text:tab/><text:tab/><text:tab/>PIPE IPC MECHANISM</text:span><text:span text:style-name="T1"> </text:span></text:p>
      <text:p text:style-name="P13"/>
      <text:p text:style-name="P3"><text:span text:style-name="T3">list module</text:span><text:span text:style-name="T6">s</text:span><text:span text:style-name="T3"> </text:span></text:p>
      <text:list xml:id="list794224303726318710" text:style-name="L1">
        <text:list-item>
          <text:p text:style-name="P6">main<text:span text:style-name="T1">()</text:span></text:p>
        </text:list-item>
        <text:list-item>
          <text:p text:style-name="P6">create_ipc<text:span text:style-name="T1">()</text:span></text:p>
        </text:list-item>
        <text:list-item>
          <text:p text:style-name="P6">setup_ipc_paren<text:span text:style-name="T1">t()</text:span></text:p>
        </text:list-item>
        <text:list-item>
          <text:p text:style-name="P6">setup_ipc_child<text:span text:style-name="T1">()</text:span></text:p>
        </text:list-item>
        <text:list-item>
          <text:p text:style-name="P6">send_file<text:span text:style-name="T1">()</text:span></text:p>
        </text:list-item>
        <text:list-item>
          <text:p text:style-name="P7">rcv_file<text:span text:style-name="T1">()</text:span></text:p>
        </text:list-item>
      </text:list>
      <text:p text:style-name="P1"/>
      <text:p text:style-name="P1">create_ipc()</text:p>
      <text:list xml:id="list4299307532350543750" text:style-name="L2">
        <text:list-item>
          <text:p text:style-name="P9">The create_ipc() is used to return two file descript<text:span text:style-name="T11">e</text:span>rs referring to the ends of the pipe. Lowest number is refers to the read end of the pipe. <text:s/></text:p>
        </text:list-item>
        <text:list-item>
          <text:p text:style-name="P9">And highest number is refers to the write <text:s/>end of the pipe. <text:s/>Data written to the write end of the pipe is buffered by the kernel until it is read from the read end of the pipe</text:p>
        </text:list-item>
        <text:list-item>
          <text:p text:style-name="P10">will return the pipe index to the main function via arguments.</text:p>
        </text:list-item>
      </text:list>
      <text:p text:style-name="P2"/>
      <text:p text:style-name="P2">setup_ipc_parent()</text:p>
      <text:list xml:id="list3021774822761010594" text:style-name="L3">
        <text:list-item>
          <text:p text:style-name="P16"><text:span text:style-name="T8">fork system call will use for to create the parent and child process.</text:span>the parent will call <text:span text:style-name="T2">setup_ipc_parent</text:span>. This function needs to redirect <text:span text:style-name="T2">stdout</text:span> to refer to the write-side of the pipe (write). Return the value of stdout via the variable.</text:p>
        </text:list-item>
      </text:list>
      <text:p text:style-name="P2"/>
      <text:p text:style-name="P2">setup_ipc_child()</text:p>
      <text:list xml:id="list3127838476846525929" text:style-name="L4">
        <text:list-item>
          <text:p text:style-name="P12">The child will call setup_ipc_child. Here, the child will redirect stdin <text:s/>to refer to the read-side of the pipe (read). Return the value of stdin via the variable.</text:p>
        </text:list-item>
      </text:list>
      <text:p text:style-name="P4"/>
      <text:p text:style-name="P2">send_file()</text:p>
      <text:list xml:id="list8289827883836028159" text:style-name="L5">
        <text:list-item>
          <text:p text:style-name="P28"><text:span text:style-name="T10">T</text:span>his is running in the parent <text:s/>it will <text:s/>read the input-file (first argument on command line) and send it via stdout. Using stat system call it will get the size of the file. Then <text:s/>the system calls are used for to read the file.<text:span text:style-name="T10">Then it will send entire file into stdout (write end of the pipe)</text:span></text:p>
        </text:list-item>
      </text:list>
      <text:p text:style-name="P5">rcv_file()</text:p>
      <text:list xml:id="list1345118394796581742" text:style-name="L6">
        <text:list-item>
          <text:p text:style-name="P33">This is running in the child to read the data from stdin and write to the output-file. The child will <text:s/>terminate after writing the complete file into output file if the last byte is the special character encounter (EOF) . The system call write() is used to write the data into the file.</text:p>
        </text:list-item>
      </text:list>
      <text:p text:style-name="P35">Challenges</text:p>
      <text:list xml:id="list5952754436626456865" text:style-name="L7">
        <text:list-item>
          <text:p text:style-name="P34">since pipe is half duplex trying to read from the empty pipe will block the entire the process.</text:p>
        </text:list-item>
        <text:list-item>
          <text:p text:style-name="P30"><text:span text:style-name="T17">While redirecting the write end of the pipe to stdout by using dup system call the read end of the pipe should be closed.</text:span></text:p>
        </text:list-item>
        <text:list-item>
          <text:p text:style-name="P36"><text:soft-page-break/><text:span text:style-name="T16">Approach</text:span></text:p>
          <text:p text:style-name="P31"><text:span text:style-name="T16">use the sleep system call to delay the child process.</text:span></text:p>
          <text:list>
            <text:list-item>
              <text:list>
                <text:list-item>
                  <text:list>
                    <text:list-header>
                      <text:p text:style-name="P30"><text:span text:style-name="T18">IPC Using Message queues</text:span></text:p>
                    </text:list-header>
                  </text:list>
                </text:list-item>
              </text:list>
            </text:list-item>
          </text:list>
        </text:list-item>
      </text:list>
      <text:list xml:id="list171933369202380" text:continue-list="list1345118394796581742" text:style-name="L6">
        <text:list-header>
          <text:p text:style-name="P32"/>
          <text:p text:style-name="P38"><text:span text:style-name="T3">Modules:</text:span></text:p>
          <text:p text:style-name="P38">1.main()</text:p>
          <text:p text:style-name="P38">2.create_ipc()</text:p>
          <text:p text:style-name="P38">3.setup_ipc_parent()</text:p>
          <text:p text:style-name="P38">4.setup_ipc_child()</text:p>
          <text:p text:style-name="P38">5.send_file()</text:p>
          <text:p text:style-name="P38">6.rcv_file()</text:p>
          <text:p text:style-name="P39">APIS used in modules:</text:p>
          <text:p text:style-name="P38"><text:span text:style-name="T3">main()</text:span></text:p>
          <text:p text:style-name="P38">fork()</text:p>
          <text:p text:style-name="P38">The fork creates the parent and child processes. The parent process sends file to message queue <text:s text:c="2"/>and the child process reads file from message queue. <text:s text:c="13"/></text:p>
          <text:p text:style-name="P49"><text:span text:style-name="T3">create_ipc()</text:span></text:p>
          <text:p text:style-name="P49"><text:span text:style-name="T15"><text:s/></text:span><text:span text:style-name="T3">msgget()</text:span></text:p>
          <text:p text:style-name="P21"><text:span text:style-name="T15"><text:s/></text:span>This will create a message queue depending upon the key provided and then it </text:p>
          <text:p text:style-name="P21">returns the unique message queue id to access the message queue.</text:p>
          <text:p text:style-name="P38"/>
          <text:p text:style-name="P39">send_file()</text:p>
          <text:p text:style-name="P38"><text:span text:style-name="T15"><text:s/></text:span><text:span text:style-name="T3">open()</text:span></text:p>
          <text:p text:style-name="P38">This will open already existing file in readonly mode and if the file does not exists this call will fail.</text:p>
          <text:p text:style-name="P38"><text:span text:style-name="T15"><text:s/></text:span><text:span text:style-name="T3">Read()</text:span></text:p>
          <text:p text:style-name="P38">This is used to read one line at a time from read only file continuously till the end of file. <text:s/></text:p>
          <text:p text:style-name="P38"><text:span text:style-name="T15"><text:s text:c="2"/></text:span><text:span text:style-name="T3">Msgsnd()</text:span></text:p>
          <text:p text:style-name="P38">This is used to write the data into message queue read from the file.</text:p>
          <text:p text:style-name="P40"><text:s/></text:p>
          <text:p text:style-name="P38"><text:span text:style-name="T3">rcv_file</text:span></text:p>
          <text:p text:style-name="P39"><text:span text:style-name="T15"><text:s text:c="2"/></text:span>creat()</text:p>
          <text:p text:style-name="P38"><text:soft-page-break/>This will create a new file if file doesnot exists and if file already exists then it opens the file. </text:p>
          <text:p text:style-name="P38"><text:span text:style-name="T15"><text:s/></text:span><text:span text:style-name="T3">Msgrcv()</text:span></text:p>
          <text:p text:style-name="P38">This is used to receive the file from message queue. <text:s/></text:p>
          <text:p text:style-name="P39"><text:span text:style-name="T15"><text:s/></text:span>Write()</text:p>
          <text:p text:style-name="P41">This is used to write the data into file.</text:p>
        </text:list-header>
      </text:list>
      <text:p text:style-name="P46">Challenges</text:p>
      <text:list xml:id="list3484677736862041160" text:style-name="L8">
        <text:list-item>
          <text:p text:style-name="P42"><text:span text:style-name="T19">G</text:span>arbage <text:span text:style-name="T19">value will included into the target file</text:span></text:p>
        </text:list-item>
        <text:list-item>
          <text:p text:style-name="P42"><text:span text:style-name="T19">The messages in the queue are not read <text:s/>by the client process due to some bug in the client process </text:span></text:p>
        </text:list-item>
      </text:list>
      <text:p text:style-name="P47">Approach</text:p>
      <text:list xml:id="list9037457478124252518" text:style-name="L10">
        <text:list-item>
          <text:p text:style-name="P45">Using memset clear the message buffer everytime.</text:p>
        </text:list-item>
        <text:list-item>
          <text:p text:style-name="P45"><text:s text:c="2"/>Use utility ipcrm -q <text:s/>msgid <text:span text:style-name="T20">to remove the message queue buffer .</text:span></text:p>
        </text:list-item>
      </text:list>
      <text:p text:style-name="P44"/>
      <text:p text:style-name="P44"><text:tab/><text:tab/><text:tab/><text:span text:style-name="T7">IPC Shared memory</text:span></text:p>
      <text:p text:style-name="P14"/>
      <text:p text:style-name="P11"><text:span text:style-name="T3">list module</text:span><text:span text:style-name="T6">s</text:span><text:span text:style-name="T3"> </text:span></text:p>
      <text:list xml:id="list171934696962956" text:continue-list="list794224303726318710" text:style-name="L1">
        <text:list-item>
          <text:p text:style-name="P8">main<text:span text:style-name="T1">()</text:span></text:p>
        </text:list-item>
        <text:list-item>
          <text:p text:style-name="P8">create_ipc<text:span text:style-name="T1">()</text:span></text:p>
        </text:list-item>
        <text:list-item>
          <text:p text:style-name="P8">send_file<text:span text:style-name="T1">()</text:span></text:p>
        </text:list-item>
        <text:list-item>
          <text:p text:style-name="P8">rcv_file<text:span text:style-name="T1">()</text:span></text:p>
        </text:list-item>
      </text:list>
      <text:p text:style-name="P18"/>
      <text:p text:style-name="P18">create_ipc()</text:p>
      <text:list xml:id="list2857088930398308031" text:style-name="L11">
        <text:list-item>
          <text:p text:style-name="P15">It will create shared memory segment by using shmget() system call.</text:p>
        </text:list-item>
      </text:list>
      <text:p text:style-name="P19"/>
      <text:p text:style-name="P19"><text:span text:style-name="T20">se</text:span>nd_file()</text:p>
      <text:list xml:id="list8780256613712876280" text:style-name="L14">
        <text:list-item>
          <text:p text:style-name="P29"><text:span text:style-name="T10">T</text:span>his is running in the parent <text:s/>it will <text:s/>read the input-file (first argument on command line) <text:span text:style-name="T20">by using read system call and then write into the shared memory segment using base address return by the shmat system call.</text:span></text:p>
        </text:list-item>
      </text:list>
      <text:p text:style-name="P37">rcv_file()</text:p>
      <text:list xml:id="list8401093349374736627" text:style-name="L15">
        <text:list-item>
          <text:p text:style-name="P43"><text:span text:style-name="T20">This is running in the child to read the data from shared memory segment by using base address return by the shmat system call and then it will write thhe data into target file.</text:span></text:p>
        </text:list-item>
      </text:list>
      <text:p text:style-name="P48">Challenges</text:p>
      <text:list xml:id="list2967594072715062946" text:style-name="L16">
        <text:list-item>
          <text:p text:style-name="P22">synchronization problem.</text:p>
        </text:list-item>
      </text:list>
      <text:p text:style-name="P25">Approach</text:p>
      <text:list xml:id="list928811253373197593" text:style-name="L17">
        <text:list-header>
          <text:p text:style-name="P24">After reading entire file from shared memory make the first charcater as * and then read from parent if it is star exit from process.</text:p>
        </text:list-header>
      </text:list>
      <text:p text:style-name="P23"/>
      <table:table table:name="Table1" table:style-name="Table1">
        <table:table-column table:style-name="Table1.A" table:number-columns-repeated="3"/>
        <text:soft-page-break/>
        <table:table-row>
          <table:table-cell table:style-name="Table1.A1" office:value-type="string">
            <text:p text:style-name="P51">pipe</text:p>
          </table:table-cell>
          <table:table-cell table:style-name="Table1.A1" office:value-type="string">
            <text:p text:style-name="P51">Message queue</text:p>
          </table:table-cell>
          <table:table-cell table:style-name="Table1.C1" office:value-type="string">
            <text:p text:style-name="P51">Shared <text:s/>memory</text:p>
          </table:table-cell>
        </table:table-row>
        <table:table-row>
          <table:table-cell table:style-name="Table1.A2" office:value-type="string">
            <text:p text:style-name="P51">Similar process</text:p>
          </table:table-cell>
          <table:table-cell table:style-name="Table1.A2" office:value-type="string">
            <text:p text:style-name="P51">It may similar or dissimilar process </text:p>
          </table:table-cell>
          <table:table-cell table:style-name="Table1.C2" office:value-type="string">
            <text:p text:style-name="P51">It may similar or dissimilar process</text:p>
          </table:table-cell>
        </table:table-row>
        <table:table-row>
          <table:table-cell table:style-name="Table1.A2" office:value-type="string">
            <text:p text:style-name="P51">unidirectional</text:p>
          </table:table-cell>
          <table:table-cell table:style-name="Table1.A2" office:value-type="string">
            <text:p text:style-name="P51">Bidirectional </text:p>
          </table:table-cell>
          <table:table-cell table:style-name="Table1.C2" office:value-type="string">
            <text:p text:style-name="P51">Bidirectional</text:p>
          </table:table-cell>
        </table:table-row>
        <table:table-row>
          <table:table-cell table:style-name="Table1.A2" office:value-type="string">
            <text:p text:style-name="P51">Data reading in the fifo manner</text:p>
          </table:table-cell>
          <table:table-cell table:style-name="Table1.A2" office:value-type="string">
            <text:p text:style-name="P51">Data can be read selectively</text:p>
          </table:table-cell>
          <table:table-cell table:style-name="Table1.C2" office:value-type="string">
            <text:p text:style-name="P51">Data can be read selectively</text:p>
          </table:table-cell>
        </table:table-row>
        <table:table-row>
          <table:table-cell table:style-name="Table1.A2" office:value-type="string">
            <text:p text:style-name="P51">Both process need be active</text:p>
          </table:table-cell>
          <table:table-cell table:style-name="Table1.A2" office:value-type="string">
            <text:p text:style-name="P53">Sender process do not have to wait for the receiver process to connect to message queue.</text:p>
          </table:table-cell>
          <table:table-cell table:style-name="Table1.C2" office:value-type="string">
            <text:p text:style-name="P52">Both process need be active</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8z0" style:family="text">
      <style:text-properties style:font-name="Symbol" fo:font-family="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 fo:font-family="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3z0" style:family="text">
      <style:text-properties style:font-name="Symbol" fo:font-family="Symbol" fo:font-size="14pt" style:font-size-asian="14pt" style:font-name-complex="OpenSymbol2" style:font-family-complex="OpenSymbol, 'Arial Unicode MS'" style:font-charset-complex="x-symbol" style:font-size-complex="14pt"/>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 fo:font-family="Symbol" style:font-name-complex="OpenSymbol2" style:font-family-complex="OpenSymbol, 'Arial Unicode MS'"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6z0" style:family="text">
      <style:text-properties style:font-name="Symbol" fo:font-family="Symbol" style:font-name-complex="OpenSymbol2" style:font-family-complex="OpenSymbol, 'Arial Unicode MS'" style:font-charset-complex="x-symbol"/>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WW8Num7z0" style:family="text">
      <style:text-properties style:font-name="Symbol" fo:font-family="Symbol" style:font-name-asian="Liberation Serif1" style:font-family-asian="'Liberation Serif', 'Times New Roman'" style:font-family-generic-asian="roman" style:font-pitch-asian="variable" style:font-name-complex="OpenSymbol2" style:font-family-complex="OpenSymbol, 'Arial Unicode MS'" style:font-charset-complex="x-symbol"/>
    </style:style>
    <style:style style:name="WW8Num7z1" style:family="text">
      <style:text-properties style:font-name="OpenSymbol1" fo:font-family="OpenSymbol, 'Arial Unicode MS'" style:font-name-complex="OpenSymbol2" style:font-family-complex="OpenSymbol, 'Arial Unicode MS'" style:font-charset-complex="x-symbol"/>
    </style:style>
    <style:style style:name="WW8Num10z0" style:family="text">
      <style:text-properties style:font-name="Symbol" fo:font-family="Symbol"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Symbol" fo:font-family="Symbol"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517cm" fo:text-indent="-0.635cm" fo:margin-left="1.51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152cm" fo:text-indent="-0.635cm" fo:margin-left="2.152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787cm" fo:text-indent="-0.635cm" fo:margin-left="2.787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422cm" fo:text-indent="-0.635cm" fo:margin-left="3.422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4.057cm" fo:text-indent="-0.635cm" fo:margin-left="4.057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692cm" fo:text-indent="-0.635cm" fo:margin-left="4.692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327cm" fo:text-indent="-0.635cm" fo:margin-left="5.327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962cm" fo:text-indent="-0.635cm" fo:margin-left="5.962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597cm" fo:text-indent="-0.635cm" fo:margin-left="6.5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0:11:59.272755085</meta:creation-date>
    <dc:date>2017-04-25T17:19:33.239721375</dc:date>
    <meta:editing-duration>PT8M25S</meta:editing-duration>
    <meta:editing-cycles>2</meta:editing-cycles>
    <meta:generator>LibreOffice/4.2.8.2$Linux_x86 LibreOffice_project/420m0$Build-2</meta:generator>
    <meta:document-statistic meta:table-count="1" meta:image-count="0" meta:object-count="0" meta:page-count="4" meta:paragraph-count="100" meta:word-count="815" meta:character-count="4457" meta:non-whitespace-character-count="3733"/>
  </office:meta>
</office:document-meta>
</file>